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1566" officeooo:paragraph-rsid="0011156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566" officeooo:paragraph-rsid="00111566" style:font-weight-asian="bold" style:font-weight-complex="bold"/>
    </style:style>
    <style:style style:name="P3" style:family="paragraph" style:parent-style-name="Standard">
      <style:text-properties style:font-name="Arial" fo:font-weight="bold" officeooo:rsid="00111566" officeooo:paragraph-rsid="00111566" style:font-weight-asian="bold" style:font-weight-complex="bold"/>
    </style:style>
    <style:style style:name="P4" style:family="paragraph" style:parent-style-name="Standard">
      <style:text-properties style:font-name="Arial" fo:font-weight="bold" officeooo:rsid="00160d1b" officeooo:paragraph-rsid="00160d1b" style:font-weight-asian="bold" style:font-weight-complex="bold"/>
    </style:style>
    <style:style style:name="P5" style:family="paragraph" style:parent-style-name="Standard">
      <style:text-properties style:font-name="Arial" fo:font-weight="bold" officeooo:rsid="00146bec" officeooo:paragraph-rsid="00146bec" style:font-weight-asian="bold" style:font-weight-complex="bold"/>
    </style:style>
    <style:style style:name="P6" style:family="paragraph" style:parent-style-name="Standard">
      <style:text-properties style:font-name="Arial" fo:font-weight="bold" officeooo:rsid="001d18c3" officeooo:paragraph-rsid="001d18c3" style:font-weight-asian="bold" style:font-weight-complex="bold"/>
    </style:style>
    <style:style style:name="P7" style:family="paragraph" style:parent-style-name="Standard">
      <style:text-properties style:font-name="Arial" fo:font-weight="bold" officeooo:rsid="00200812" officeooo:paragraph-rsid="00200812" style:font-weight-asian="bold" style:font-weight-complex="bold"/>
    </style:style>
    <style:style style:name="P8" style:family="paragraph" style:parent-style-name="Standard">
      <style:text-properties style:font-name="Arial" fo:font-weight="bold" officeooo:rsid="00210c3f" officeooo:paragraph-rsid="00210c3f" style:font-weight-asian="bold" style:font-weight-complex="bold"/>
    </style:style>
    <style:style style:name="P9" style:family="paragraph" style:parent-style-name="Standard">
      <style:text-properties style:font-name="Arial" fo:font-weight="bold" officeooo:rsid="00231260" officeooo:paragraph-rsid="00231260" style:font-weight-asian="bold" style:font-weight-complex="bold"/>
    </style:style>
    <style:style style:name="P10" style:family="paragraph" style:parent-style-name="Standard">
      <style:text-properties style:font-name="Arial" fo:font-weight="bold" officeooo:rsid="00231260" officeooo:paragraph-rsid="00258d98" style:font-weight-asian="bold" style:font-weight-complex="bold"/>
    </style:style>
    <style:style style:name="P11" style:family="paragraph" style:parent-style-name="Standard">
      <style:text-properties style:font-name="Arial" fo:font-weight="bold" officeooo:rsid="0025f51d" officeooo:paragraph-rsid="0025f51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weight="bold" officeooo:rsid="00111566" officeooo:paragraph-rsid="00111566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Arial" officeooo:rsid="00146bec" officeooo:paragraph-rsid="00146bec"/>
    </style:style>
    <style:style style:name="P14" style:family="paragraph" style:parent-style-name="Standard">
      <style:text-properties style:font-name="Arial" officeooo:rsid="00160d1b" officeooo:paragraph-rsid="00160d1b"/>
    </style:style>
    <style:style style:name="P15" style:family="paragraph" style:parent-style-name="Standard">
      <style:text-properties style:font-name="Arial" officeooo:rsid="00178ead" officeooo:paragraph-rsid="00178ead"/>
    </style:style>
    <style:style style:name="P16" style:family="paragraph" style:parent-style-name="Standard">
      <style:text-properties style:font-name="Arial" officeooo:rsid="001a0c99" officeooo:paragraph-rsid="001a0c99"/>
    </style:style>
    <style:style style:name="P17" style:family="paragraph" style:parent-style-name="Standard">
      <style:text-properties style:font-name="Arial" officeooo:rsid="001af4cf" officeooo:paragraph-rsid="001af4cf"/>
    </style:style>
    <style:style style:name="P18" style:family="paragraph" style:parent-style-name="Standard">
      <style:text-properties style:font-name="Arial" officeooo:rsid="00197002" officeooo:paragraph-rsid="00197002" fo:background-color="#ffff00"/>
    </style:style>
    <style:style style:name="P19" style:family="paragraph" style:parent-style-name="Standard">
      <style:text-properties style:font-name="Arial" officeooo:rsid="00197002" officeooo:paragraph-rsid="00246831" fo:background-color="#ffff00"/>
    </style:style>
    <style:style style:name="P20" style:family="paragraph" style:parent-style-name="Standard">
      <style:text-properties style:font-name="Arial" officeooo:rsid="001af4cf" officeooo:paragraph-rsid="001af4cf" fo:background-color="#ffff00"/>
    </style:style>
    <style:style style:name="P21" style:family="paragraph" style:parent-style-name="Standard">
      <style:text-properties style:font-name="Arial" officeooo:rsid="001af4cf" officeooo:paragraph-rsid="00246831" fo:background-color="#ffff00"/>
    </style:style>
    <style:style style:name="P22" style:family="paragraph" style:parent-style-name="Standard">
      <style:text-properties style:font-name="Arial" officeooo:rsid="00197002" officeooo:paragraph-rsid="00197002" fo:background-color="#ffd7d7"/>
    </style:style>
    <style:style style:name="P23" style:family="paragraph" style:parent-style-name="Standard">
      <style:text-properties style:font-name="Arial" officeooo:rsid="00197002" officeooo:paragraph-rsid="00246831" fo:background-color="#ffd7d7"/>
    </style:style>
    <style:style style:name="P24" style:family="paragraph" style:parent-style-name="Standard">
      <style:text-properties style:font-name="Arial" officeooo:rsid="0019e660" officeooo:paragraph-rsid="0019e660" fo:background-color="#ffd7d7"/>
    </style:style>
    <style:style style:name="P25" style:family="paragraph" style:parent-style-name="Standard">
      <style:text-properties style:font-name="Arial" officeooo:rsid="0019e660" officeooo:paragraph-rsid="00246831" fo:background-color="#ffd7d7"/>
    </style:style>
    <style:style style:name="P26" style:family="paragraph" style:parent-style-name="Standard">
      <style:text-properties style:font-name="Arial" officeooo:rsid="0019e660" officeooo:paragraph-rsid="00258d98" fo:background-color="#ffd7d7"/>
    </style:style>
    <style:style style:name="P27" style:family="paragraph" style:parent-style-name="Standard">
      <style:text-properties style:font-name="Arial" officeooo:rsid="001a0c99" officeooo:paragraph-rsid="001a0c99" fo:background-color="#ffd7d7"/>
    </style:style>
    <style:style style:name="P28" style:family="paragraph" style:parent-style-name="Standard">
      <style:text-properties style:font-name="Arial" officeooo:rsid="001c09ea" officeooo:paragraph-rsid="001c09ea"/>
    </style:style>
    <style:style style:name="P29" style:family="paragraph" style:parent-style-name="Standard">
      <style:text-properties style:font-name="Arial" officeooo:rsid="001d18c3" officeooo:paragraph-rsid="001d18c3"/>
    </style:style>
    <style:style style:name="P30" style:family="paragraph" style:parent-style-name="Standard">
      <style:text-properties style:font-name="Arial" officeooo:rsid="001e8d5f" officeooo:paragraph-rsid="001d18c3"/>
    </style:style>
    <style:style style:name="P31" style:family="paragraph" style:parent-style-name="Standard">
      <style:text-properties style:font-name="Arial" officeooo:rsid="001e8d5f" officeooo:paragraph-rsid="001e8d5f"/>
    </style:style>
    <style:style style:name="P32" style:family="paragraph" style:parent-style-name="Standard">
      <style:text-properties style:font-name="Arial" officeooo:rsid="001e8d5f" officeooo:paragraph-rsid="00258d98"/>
    </style:style>
    <style:style style:name="P33" style:family="paragraph" style:parent-style-name="Standard">
      <style:text-properties style:font-name="Arial" officeooo:rsid="00200812" officeooo:paragraph-rsid="00200812"/>
    </style:style>
    <style:style style:name="P34" style:family="paragraph" style:parent-style-name="Standard">
      <style:text-properties style:font-name="Arial" officeooo:rsid="00210c3f" officeooo:paragraph-rsid="00210c3f"/>
    </style:style>
    <style:style style:name="P35" style:family="paragraph" style:parent-style-name="Standard">
      <style:text-properties style:font-name="Arial" officeooo:rsid="00231260" officeooo:paragraph-rsid="00231260"/>
    </style:style>
    <style:style style:name="P36" style:family="paragraph" style:parent-style-name="Standard">
      <style:text-properties style:font-name="Arial" officeooo:rsid="00246831" officeooo:paragraph-rsid="00246831"/>
    </style:style>
    <style:style style:name="P37" style:family="paragraph" style:parent-style-name="Standard">
      <style:text-properties style:font-name="Arial" officeooo:rsid="0025f51d" officeooo:paragraph-rsid="0025f51d"/>
    </style:style>
    <style:style style:name="P38" style:family="paragraph" style:parent-style-name="Standard">
      <style:text-properties style:font-name="Arial" fo:font-weight="normal" officeooo:rsid="00231260" officeooo:paragraph-rsid="00231260" style:font-weight-asian="normal" style:font-weight-complex="normal"/>
    </style:style>
    <style:style style:name="P39" style:family="paragraph" style:parent-style-name="Standard">
      <style:text-properties style:font-name="Arial" officeooo:rsid="0027cf62" officeooo:paragraph-rsid="0027cf62"/>
    </style:style>
    <style:style style:name="P40" style:family="paragraph" style:parent-style-name="Standard">
      <style:text-properties style:font-name="Arial" fo:font-size="9pt" officeooo:rsid="0027cf62" officeooo:paragraph-rsid="0027cf62" style:font-size-asian="9pt" style:font-size-complex="9pt"/>
    </style:style>
    <style:style style:name="P41" style:family="paragraph" style:parent-style-name="Standard">
      <style:paragraph-properties fo:break-before="page"/>
      <style:text-properties style:font-name="Arial" fo:font-weight="bold" officeooo:rsid="00178ead" officeooo:paragraph-rsid="00178ead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weight="bold" officeooo:rsid="001d18c3" officeooo:paragraph-rsid="001d18c3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font-weight="bold" officeooo:rsid="001e8d5f" officeooo:paragraph-rsid="00258d98" style:font-weight-asian="bold" style:font-weight-complex="bold"/>
    </style:style>
    <style:style style:name="P44" style:family="paragraph" style:parent-style-name="Standard">
      <style:text-properties style:font-name="Arial" officeooo:rsid="002bca0f" officeooo:paragraph-rsid="002bca0f"/>
    </style:style>
    <style:style style:name="P45" style:family="paragraph" style:parent-style-name="Standard">
      <style:text-properties style:font-name="Arial" officeooo:rsid="001af4cf" officeooo:paragraph-rsid="001af4cf"/>
    </style:style>
    <style:style style:name="P46" style:family="paragraph" style:parent-style-name="Standard">
      <style:text-properties style:font-name="Arial" officeooo:rsid="002ce666" officeooo:paragraph-rsid="002ce666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="solid" draw:fill-color="#ffffff"/>
      <style:paragraph-properties fo:text-align="center" style:writing-mode="lr-tb"/>
    </style:style>
    <style:style style:name="P49" style:family="paragraph">
      <style:paragraph-properties fo:text-align="center"/>
    </style:style>
    <style:style style:name="T1" style:family="text">
      <style:text-properties officeooo:rsid="0012ace0"/>
    </style:style>
    <style:style style:name="T2" style:family="text">
      <style:text-properties officeooo:rsid="00146bec"/>
    </style:style>
    <style:style style:name="T3" style:family="text">
      <style:text-properties officeooo:rsid="001af4cf"/>
    </style:style>
    <style:style style:name="T4" style:family="text">
      <style:text-properties fo:background-color="#ffd7d7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19e660" fo:background-color="#bbe33d" loext:char-shading-value="0"/>
    </style:style>
    <style:style style:name="T7" style:family="text">
      <style:text-properties officeooo:rsid="00258d98" fo:background-color="#bbe33d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c09ea"/>
    </style:style>
    <style:style style:name="T10" style:family="text">
      <style:text-properties officeooo:rsid="001e8d5f"/>
    </style:style>
    <style:style style:name="T11" style:family="text">
      <style:text-properties officeooo:rsid="00210c3f"/>
    </style:style>
    <style:style style:name="T12" style:family="text">
      <style:text-properties officeooo:rsid="00246831"/>
    </style:style>
    <style:style style:name="T13" style:family="text">
      <style:text-properties officeooo:rsid="00258d98"/>
    </style:style>
    <style:style style:name="T14" style:family="text">
      <style:text-properties fo:font-weight="normal" officeooo:rsid="001e8d5f" style:font-weight-asian="normal" style:font-weight-complex="normal"/>
    </style:style>
    <style:style style:name="T15" style:family="text">
      <style:text-properties fo:font-weight="normal" officeooo:rsid="00200812" style:font-weight-asian="normal" style:font-weight-complex="normal"/>
    </style:style>
    <style:style style:name="T16" style:family="text">
      <style:text-properties fo:font-weight="normal" officeooo:rsid="002257cb" style:font-weight-asian="normal" style:font-weight-complex="normal"/>
    </style:style>
    <style:style style:name="T17" style:family="text">
      <style:text-properties officeooo:rsid="0029384e"/>
    </style:style>
    <style:style style:name="T18" style:family="text">
      <style:text-properties officeooo:rsid="002a3af2"/>
    </style:style>
    <style:style style:name="T19" style:family="text">
      <style:text-properties officeooo:rsid="002cb98a"/>
    </style:style>
    <style:style style:name="T20" style:family="text">
      <style:text-properties officeooo:rsid="002ce666"/>
    </style:style>
    <style:style style:name="T21" style:family="text">
      <style:text-properties officeooo:rsid="002d9b6f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fo:font-size="12pt" style:font-size-asian="12pt" style:font-size-complex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588cm" fo:min-width="3.06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="Arrow" draw:marker-end-width="0.21cm" draw:textarea-horizontal-align="center" draw:textarea-vertical-align="middle" fo:padding-top="0.009cm" fo:padding-bottom="0.009cm" fo:padding-left="0.009cm" fo:padding-right="0.00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024 Spring CPSC 240 Assignment 1</text:p>
      <text:p text:style-name="P2">Average Driving Time</text:p>
      <text:p text:style-name="P1"/>
      <text:p text:style-name="P1"/>
      <text:p text:style-name="P1"/>
      <text:p text:style-name="P3">Prologue</text:p>
      <text:p text:style-name="P1"/>
      <text:p text:style-name="P1">Imagine a messenger service which delivers high-valued cargo to paying customers <text:span text:style-name="T1">most of whom are hospitals and urgent care medical facilities. <text:s/>One heavily serviced route goes from Fullerton to Santa Ana from there to Long Beach, and finally returns to Fullerton. <text:s/>The driver of the delivery van may select the physical streets <text:s/>The distance from the delivery service headquarters in Fullerton to the first customer in Santa Ana depends on the route selected by the driver of that day. <text:s/>A similar statement can be said for the route from Santa Ana to Long Beach. <text:s/></text:span><text:span text:style-name="T2">We want an assembly program that will compute the average speed of the delivery van for the entire trip.</text:span></text:p>
      <text:p text:style-name="P1"/>
      <text:p text:style-name="P1"/>
      <text:p text:style-name="P1"/>
      <text:p text:style-name="P5">Requirements</text:p>
      <text:p text:style-name="P13"/>
      <text:p text:style-name="P13">Make a hybrid program with the main module in C language and the computational module in X86 modern assembly language. <text:s text:c="2"/>The structure adheres to the basic diagram shown below.</text:p>
      <text:p text:style-name="P13"/>
      <text:p text:style-name="P13"/>
      <text:p text:style-name="P13"><draw:g text:anchor-type="paragraph" draw:z-index="0" draw:name="Shape1" draw:style-name="gr1"><draw:custom-shape draw:name="Shape1" draw:style-name="gr2" draw:text-style-name="P48" svg:width="3.07cm" svg:height="1.588cm" svg:x="6.786cm" svg:y="0.148cm"><text:p text:style-name="P47"><text:span text:style-name="T22"/></text:p><text:p text:style-name="P47">Driver</text:p><text:p text:style-name="P47"><text:span text:style-name="T22"/></text:p><text:p text:style-name="P47"><text:span text:style-name="T22">C language</text:span></text:p><draw:enhanced-geometry svg:viewBox="0 0 21600 21600" draw:type="rectangle" draw:enhanced-path="M 0 0 L 21600 0 21600 21600 0 21600 0 0 Z N"/></draw:custom-shape><draw:custom-shape draw:name="Shape1_0" draw:style-name="gr2" draw:text-style-name="P48" svg:width="3.07cm" svg:height="1.588cm" svg:x="6.865cm" svg:y="2.82cm"><text:p text:style-name="P47"><text:span text:style-name="T22"/></text:p><text:p text:style-name="P47">Average</text:p><text:p text:style-name="P47"><text:span text:style-name="T22"/></text:p><text:p text:style-name="P47"><text:span text:style-name="T22">X</text:span><text:span text:style-name="T22">8</text:span><text:span text:style-name="T22">6</text:span><text:span text:style-name="T22"> </text:span><text:span text:style-name="T22">a</text:span><text:span text:style-name="T22">s</text:span><text:span text:style-name="T22">s</text:span><text:span text:style-name="T22">e</text:span><text:span text:style-name="T22">m</text:span><text:span text:style-name="T22">b</text:span><text:span text:style-name="T22">l</text:span><text:span text:style-name="T22">y</text:span></text:p><draw:enhanced-geometry svg:viewBox="0 0 21600 21600" draw:type="rectangle" draw:enhanced-path="M 0 0 L 21600 0 21600 21600 0 21600 0 0 Z N"/></draw:custom-shape><draw:custom-shape draw:name="Shape1_1" draw:style-name="gr2" draw:text-style-name="P48" svg:width="3.07cm" svg:height="1.588cm" svg:x="12.395cm" svg:y="0.127cm"><text:p text:style-name="P47"><text:span text:style-name="T22"/></text:p><text:p text:style-name="P47"><text:span text:style-name="T23">r.sh</text:span></text:p><text:p text:style-name="P47"><text:span text:style-name="T22"/></text:p><text:p text:style-name="P47"><text:span text:style-name="T22">Bash</text:span></text:p><draw:enhanced-geometry svg:viewBox="0 0 21600 21600" draw:type="rectangle" draw:enhanced-path="M 0 0 L 21600 0 21600 21600 0 21600 0 0 Z N"/></draw:custom-shape><draw:line draw:name="Shape2" draw:style-name="gr3" draw:text-style-name="P49" svg:x1="8.479cm" svg:y1="1.735cm" svg:x2="8.479cm" svg:y2="2.82cm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4">Definitions</text:p>
      <text:p text:style-name="P14"/>
      <text:p text:style-name="P14">The program of Assignment 1 is the set of three modules represented by three rectangles in the above diagram. <text:s/>The arrow points to a module that will be called by the earlier module.</text:p>
      <text:p text:style-name="P14"/>
      <text:p text:style-name="P14">For us in this class each module contains the source code of one function. <text:s/>In general programming a module may contain multiple functions.</text:p>
      <text:p text:style-name="P14"/>
      <text:p text:style-name="P14">The language of the file r.sh is bash, witch is sometime written Bash.</text:p>
      <text:p text:style-name="P14"/>
      <text:p text:style-name="P14"/>
      <text:p text:style-name="P41">Dialog<text:span text:style-name="T20">ue</text:span></text:p>
      <text:p text:style-name="P15"/>
      <text:p text:style-name="P15">When you are testing your program it should produce output like the following. <text:s/>We call the output the dialog because the human user and the machine are communicating with each other.</text:p>
      <text:p text:style-name="P15"/>
      <text:p text:style-name="P18">Welcome to &lt;fill in name of program&gt; maintained by &lt;fill in your name&gt;</text:p>
      <text:p text:style-name="P22">Please enter your first and last names: <text:s text:c="2"/><text:span text:style-name="T5">Linda Garcia</text:span></text:p>
      <text:p text:style-name="P22">Please enter your title such as Lieutenant, Chief, Mr, Ms, <text:span text:style-name="T9">I</text:span>nfluence<text:span text:style-name="T9">r</text:span>, Chairman, <text:span text:style-name="T10">Freshman,</text:span> <text:span text:style-name="T10">Foreman, Project Leader, etc: <text:s/></text:span><text:span text:style-name="T6">Vice-president</text:span></text:p>
      <text:p text:style-name="P24">Thank you Vice-president Linda Garcia</text:p>
      <text:p text:style-name="P24"/>
      <text:p text:style-name="P24">Enter the number of miles traveled from Fullerton to Santa Ana: <text:s text:c="2"/><text:span text:style-name="T5">15.7</text:span></text:p>
      <text:p text:style-name="P24">Enter your average speed during that leg of the trip: <text:s text:c="2"/><text:span text:style-name="T5">42.6</text:span></text:p>
      <text:p text:style-name="P24"/>
      <text:p text:style-name="P24">Enter the number of miles traveled from Santa Ana to Long Beach: <text:s text:c="2"/><text:span text:style-name="T5">19.2</text:span></text:p>
      <text:p text:style-name="P24">Enter your average speed during that leg of the trip: <text:s text:c="2"/><text:span text:style-name="T5">53.9</text:span></text:p>
      <text:p text:style-name="P24"/>
      <text:p text:style-name="P26">Enter the number of miles traveled from Long Beach <text:span text:style-name="T13">to Fullerton</text:span>: <text:s text:c="2"/><text:span text:style-name="T13">28</text:span><text:span text:style-name="T5">.2</text:span></text:p>
      <text:p text:style-name="P26">Enter your average speed during that leg of the trip: <text:s text:c="2"/><text:span text:style-name="T7">64</text:span><text:span text:style-name="T5">.9</text:span></text:p>
      <text:p text:style-name="P24"/>
      <text:p text:style-name="P27">The inputted data are being processed</text:p>
      <text:p text:style-name="P27"/>
      <text:p text:style-name="P27">The total distance traveled is <text:span text:style-name="T13">63.1</text:span><text:span text:style-name="T20">0000000</text:span> miles.</text:p>
      <text:p text:style-name="P27">The time of the trip is <text:span text:style-name="T13">1.15927445</text:span> hours</text:p>
      <text:p text:style-name="P27">The average speed during this trip is <text:span text:style-name="T13">54.43059661</text:span><text:span text:style-name="T3"> mph.</text:span></text:p>
      <text:p text:style-name="P16"/>
      <text:p text:style-name="P20">The driver has received this number <text:span text:style-name="T17">54</text:span>.<text:span text:style-name="T17">43059661</text:span> and will keep it for future use.</text:p>
      <text:p text:style-name="P20">Have a great day.</text:p>
      <text:p text:style-name="P20"/>
      <text:p text:style-name="P20">A zero will be sent to the operating system as a signal of a successful execution.</text:p>
      <text:p text:style-name="P17"/>
      <text:p text:style-name="P17">Color codes:</text:p>
      <text:p text:style-name="P17"><text:span text:style-name="T8">Yellow</text:span>: <text:s/>driver function</text:p>
      <text:p text:style-name="P17"><text:span text:style-name="T4">Pink</text:span>: <text:s text:c="4"/>average function</text:p>
      <text:p text:style-name="P17"><text:span text:style-name="T5">Green</text:span>: <text:s/>user inputs</text:p>
      <text:p text:style-name="P17"/>
      <text:p text:style-name="P28">There are no integers in this program. <text:s/>All the numbers are floating point numbers stored in the component of the CPU called SSE. <text:s text:c="2"/>Do not use any registers from the FPU component.</text:p>
      <text:p text:style-name="P17"/>
      <text:p text:style-name="P44">Notice that in the color scheme above main is not part of the algorithm that solves problem presented in this document. <text:s/>The color scheme shows that main only performs a welcome message and a good-bye message. <text:s/>This is a requirement.</text:p>
      <text:p text:style-name="P44"/>
      <text:p text:style-name="P44">The output from your program must match the output shown above in every character except the numbers, which will be different. <text:s/><text:span text:style-name="T19">Main function does know anything about the problem being solved by the assembly function.</text:span></text:p>
      <text:p text:style-name="P44"/>
      <text:p text:style-name="P46">All float number must be displayed with 8 decimal digits on the right of the point.</text:p>
      <text:p text:style-name="P42">Partial credit.</text:p>
      <text:p text:style-name="P29"/>
      <text:p text:style-name="P29">Partial credit is available for all programming assignments of this course. <text:s/>The concept is simple. <text:s/>If you build and run a program that implements part of the requirements described in the first two pages of this documents then your program will qualify for partial credit.</text:p>
      <text:p text:style-name="P29"/>
      <text:p text:style-name="P29">In future documents I will explain partial credit with more details. <text:s text:c="2"/>For now partial-credit means that if your program fulfill<text:span text:style-name="T11">s</text:span> part of the requirements then you will receive part of the points allotted to that assignment.</text:p>
      <text:p text:style-name="P29"/>
      <text:p text:style-name="P29"/>
      <text:p text:style-name="P29"/>
      <text:p text:style-name="P6">No credit</text:p>
      <text:p text:style-name="P29"/>
      <text:p text:style-name="P29">Do not send me any program that does not execute or crashes in the middle of an execution. <text:s/>A crash in assembly is usually called a segmentation fault or simply seg fault. <text:s/>Do not send me programs with seg faults. <text:s/>Do not send me non-executing programs. <text:s/>Those so-called programs will be assigned a negative score. <text:s text:c="2"/><text:span text:style-name="T10">Submitting no program will earn a zero score. <text:s/>Sending a seg fault program will earn a negative 50 points score. <text:s/>No program is better than a seg fault program.</text:span></text:p>
      <text:p text:style-name="P29"/>
      <text:p text:style-name="P30"/>
      <text:p text:style-name="P31"/>
      <text:p text:style-name="P7">Waiting lists</text:p>
      <text:p text:style-name="P33"/>
      <text:p text:style-name="P33">If you are on a waiting list then you are expected to do this assignment along with your classmates. <text:s text:c="2"/>The due time is not extended because you’re on a waiting list.</text:p>
      <text:p text:style-name="P33"/>
      <text:p text:style-name="P33"/>
      <text:p text:style-name="P33"/>
      <text:p text:style-name="P11">Professionalism</text:p>
      <text:p text:style-name="P37"/>
      <text:p text:style-name="P37">Previously you received a sample program named Begin Assembly. <text:s/>You should copy from it the parts that carry over to this assignment 1. <text:s/>You should follow closely the form of the assembly function in the file helloworld.asm. <text:s/>Include the software license notice in your program’s file to show that you are on the way to creating professional software.</text:p>
      <text:p text:style-name="P37"/>
      <text:p text:style-name="P37"/>
      <text:p text:style-name="P37"/>
      <text:p text:style-name="P37"/>
      <text:p text:style-name="P33"/>
      <text:p text:style-name="P33"/>
      <text:p text:style-name="P8">Applications in an open source world</text:p>
      <text:p text:style-name="P34"/>
      <text:p text:style-name="P34">This document describing Assignment 1 was created and edited by the open source word processor “Libreoffice”. <text:s/>The file is save in the open source format called “odt”. <text:s/>Libre Office is a free download available here: <text:s text:c="2"/><text:a xlink:type="simple" xlink:href="https://www.libreoffice.org/" text:style-name="Internet_20_link" text:visited-style-name="Visited_20_Internet_20_Link">https://www.libreoffice.org/</text:a> </text:p>
      <text:p text:style-name="P43">Due date</text:p>
      <text:p text:style-name="P32"/>
      <text:p text:style-name="P32">February 4, 2024 @ 11:59pm</text:p>
      <text:p text:style-name="P32"/>
      <text:p text:style-name="P32">Programs received with a time stamp after 11:59pm will be deleted.</text:p>
      <text:p text:style-name="P32"/>
      <text:p text:style-name="P10"><text:span text:style-name="T14">An assignment may be submitted many times; however, the newest submitted program </text:span><text:span text:style-name="T15">is assumed to b</text:span><text:span text:style-name="T14">e the best one and it will be graded. <text:s/>Submitting a program multiple times is like insurance against technical failures such as </text:span><text:span text:style-name="T16">the </text:span><text:span text:style-name="T14">network is down at </text:span><text:span text:style-name="T16">the due time.</text:span></text:p>
      <text:p text:style-name="P38"/>
      <text:p text:style-name="P38"/>
      <text:p text:style-name="P38"/>
      <text:p text:style-name="P38"/>
      <text:p text:style-name="P38"/>
      <text:p text:style-name="P9">Temporary footnote</text:p>
      <text:p text:style-name="P35"/>
      <text:p text:style-name="P35">Clearly there are parts of this assignment number 1 that have not been presented in a lecture. <text:s/>I know that. <text:s/>For example, input and output of floating point numbers has not been taught in any lecture. <text:s/>Because assembly programming needs many hours of dedicated time to <text:span text:style-name="T12">construct even a</text:span> simple program I am sending this Assignment 1 document to you early instead of distributing it on the day of the first lecture, January 22-23, 2024.</text:p>
      <text:p text:style-name="P35"/>
      <text:p text:style-name="P36">On the day of the first lecture I will present the missing pieces: how to input a float number, how to output a float number, how to send a float number from an assembly function to a C language function, and many others.</text:p>
      <text:p text:style-name="P36"/>
      <text:p text:style-name="P36"/>
      <text:p text:style-name="P36"/>
      <text:p text:style-name="P36">What can you do now? <text:s/>Answer: <text:s/>Make a scaled down hybrid to which you can add functionality after the first lecture. <text:s/>For example, make a program that creates the following simple output.</text:p>
      <text:p text:style-name="P36"/>
      <text:p text:style-name="P19">Welcome to &lt;fill in name of program&gt; maintained by &lt;fill in your name&gt;</text:p>
      <text:p text:style-name="P23">Please enter your first and last names: <text:s text:c="2"/><text:span text:style-name="T5">Linda Garcia</text:span></text:p>
      <text:p text:style-name="P23">Please enter your title such as Lieutenant, Chief, Mr, Ms, <text:span text:style-name="T9">I</text:span>nfluence<text:span text:style-name="T9">r</text:span>, Chairman, <text:span text:style-name="T10">Freshman,</text:span> <text:span text:style-name="T10">Foreman, Project Leader, etc: <text:s/></text:span><text:span text:style-name="T6">Vice-president</text:span></text:p>
      <text:p text:style-name="P25">Thank you Vice-president Linda Garcia</text:p>
      <text:p text:style-name="P36"/>
      <text:p text:style-name="P21">The driver has received this number 48.15388405 and will keep it for future use.</text:p>
      <text:p text:style-name="P21">Have a great day.</text:p>
      <text:p text:style-name="P21"/>
      <text:p text:style-name="P21">A zero will be sent to the operating system as a signal of a successful execution.</text:p>
      <text:p text:style-name="P36"/>
      <text:p text:style-name="P36"/>
      <text:p text:style-name="P36"/>
      <text:p text:style-name="P36"/>
      <text:p text:style-name="P40"><text:span text:style-name="T18">Date of latest update:</text:span> Jan 2<text:span text:style-name="T18">4</text:span>, 2024 <text:span text:style-name="T21">@ 5:30pm,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64" meta:word-count="1174" meta:character-count="6922" meta:non-whitespace-character-count="5743"/>
  </office:meta>
</office:document-meta>
</file>